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left="0cm" fo:margin-right="0cm" fo:text-indent="0cm"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e que je voudrais faire cette année pour que vous compreniez surtout que vous sachiez si il convient que vous veniez que vous veniez encore je veux dire voilà d'une certaine manière je voudrais faire trois je voudrais faire trois choses différentes même très différentes en apparence et je première chose je voudrais vous proposer une lecture d'un livre de berpsonne à savoir matière et mémoire pourquoi ce livre de berpsonne parce que je suppose je crois que c'est un livre très extraordinaire, non seulement en lui-même, mais dans l'évolution de la pensée de Bergson. Matire et mémoire, c'est le second grand livre de Bergson, après l'essai sur les données immédiates. Le troisième grand livre sera l'évolution créatrice. Or, dans l'évolution de la pensée bergsonienne, on dirait, et pour ceux qui ont déjà lu ou pris un peu connaissance de ces livres de Bergson, peut-être vous avez déjà eu cette impression, on dirait que Matire et mémoire forment pas du tout, ne s'inscrit pas dans une espèce d'enchaînement progressif, mais qu'ils forment une très bizarre, un très bizarre détour, comme une pointe extrême, pointe tellement que peut-être Bergson atteint là quelque chose, que pour des raisons que nous aurions à déterminer, il renoncera à exploiter, qu'il renoncera à poursuivre, mais qui marque un sommet extraordinaire dans sa pensée et dans la pensée tout court. Ça c'est un point. Voilà. M'attirer mémoire, j'ai envie de vous parler de ce livre. Deuxième point, j'ai envie aussi cette année de vous parler d'un autre très grand livre, beaucoup plus ancien, à savoir la Critique du jugement de Kant. Et la Critique du jugement de Kant, c'est un livre où Kant dit ce qu'il pense, ce qu'il estime devoir dire sur le beau et d'autres choses au-delà du beau ou autour du beau. Et cette fois, je dirais que ce livre aussi, c'est un sommet, pas seulement pour la pensée en général, mais pour la pensée qu'ancienne, parce que pas tout à fait de la même manière que matière et mémoire qui représente une espèce de rupture dans une évolution. Cette fois-ci, c'est presque parce qu'on s'y attendait plus. La critique du jugement, c'est un des rares livres écrits par un vieil homme, à un moment où, pratiquement, il a fait toute son oeuvre. D'une certaine manière, on attendait plus grand-chose, d'accord ? Très vieux, très vieux. Et voilà que, après les deux critiques qu'il avait écrites, critique de la raison pure, critique de la raison pratique, survient tout d'un coup ce domaine. personne n'avait l'idée que ça pouvait venir, la critique du jugement, qui va fonder quoi ? Qui va fonder une très bizarre esthétique, sans doute la première grande esthétique, et qui va être le plus grand manifeste à la charnière de l'esthétique classique et du romantisme naissant. Vous voyez, je dirais que c'est là aussi un livre sommet, mais bon, pour d'autres raisons et dans une autre configuration, ma très mémoire. Tout ça, ça n'a pas l'air de bien s'accorder. Et puis troisième point, je voudrais aussi faire quelque chose concernant, je pourrais dire, l'image et la pensée, ou plus précisément concernant le cinéma et la pensée. Mais en quoi voilà ma question ? En fait ce n'est pas trois sujets et j'insiste pourtant je voudrais d'une certaine manière, c'est pour ça que toute cette année j'attacherai beaucoup d'importance pour vous, pour nous faciliter les choses à tous, à des espèces de divisions. J'annoncerai par exemple telle séance et l'image chez Bergson, telle autre séance et tel aspect du cinéma, etc. Je multiplierai des divisions là comme quantitative, un deux, pour que vous sachiez pour que vous suiviez plus facilement où on va. Car ce que je voudrais qu'on promette c'est finalement que chacun de mes trois termes vaille pour lui-même et pourtant que tout ça s'entrelasse absolument. Que ça fasse vraiment une unité, cette unité étant finalement cinéma et pensée. Or pourquoi que ça ferait une unité ? Voilà ma question. Pourquoi trois choses aussi différentes, matière et mémoire de Bergson, la critique du jugement de Kant et une réflexion sur pensée et cinéma, pourquoi ça suffirait ? Quant à Bergson, je réponds tout de suite qu'en effet c'est assez simple, la situation est assez simple. Pourquoi ? Je prends quelques dates qui Matières et mémoires, 1896. Le livre suivant de Bergson, Évolution créatrice, 1907. L'Évolution créatrice est, à ma connaissance, le premier livre de philosophie à tenir explicitement et considérablement compte du cinéma. Au point que le quatrième chapitre de l'Évolution créatrice, de 1907, s'intitule Le mécanisme cinématographique de la pensée l'illusion mécanique. Au 1907, c'est quand même très tôt cette prise en pointe du cinéma. Matière et mémoire, c'est 1896. La date fétiche de l'histoire du cinéma, à savoir la projection lumière, la projection lumière à Paris, c'est décembre 1895. Je peux dire en très gros que Bexson ne peut pas, au moment de m'attirer mémoire, tenir compte explicitement du cinéma, même s'il en connaît l'existence. En 1895, sans-être, il peut et profite de l'occasion. Mais bizarrement, et ça va déjà nous poser un problème, bizarrement, si vous lisez <text:soft-page-break/>l'évolution créatrice et matière et mémoire, qu'est-ce que vous vous dites peut-être ? Vous vous dites que dans l'évolution créatrice, il tient explicitement compte de l'existence du cinéma, mais pour dénoncer, selon lui, une illusion que le cinéma promeut, n'invente pas, mais selon Bergson, à laquelle le cinéma donne une extension jusque-là pas connue. Donc, et le titre du chapitre, le mécanisme cinématographique et l'illusion mécanistique, il s'agit de dénoncer une illusion où ça On croit qu'il s'agit d'énoncer une illusion. Ma question serait si, au contraire, dans ma tirée-mémoire de 1896, Dersen, d'une certaine manière, n'était pas beaucoup plus en avance et l'a complètement prise avec quelque chose, non pas que le cinéma inventait, mais que lui inventait dans le domaine de la philosophie quelque chose que le cinéma était en train d'inventer dans un autre domaine. Ce serait une manière d'expliquer peut-être le caractère tellement insolu de ma tirée-mémoire. Mais donc, Dersen nous conduisait à une espèce de confrontation au cinéma pensé ou s'insère dans une telle confrontation, pas de problème. Pour Tante, c'est évidemment moins évident, mais c'est-à-dire que par les dates. Si bien qu'est-ce qui m'intéresse dans la critique du juge, c'est ceci. Dans ma tirée mémoire, je peux lire, car je vous demande évidemment une chose, c'est ceux qui suivront cette année, c'est de lire, de lire. Vous avez à lire vos matières et mémoires, au point pour la semaine prochaine, j'aimerais bien que vous ayez lu le premier chapitre de ma tirée mémoire. Il faut, il faut, sinon il ne faut pas lire. Et puis, après la critique du juge quand vous lisez. Or, si vous lisez la critique du juge, quand vous la lirez, vous avez ceci, que tout le C'est une espèce d'esthétique classique. C'est l'espèce de dernier mot à une esthétique classique qui consiste à se demander qu'est-ce qu'est une belle forme ? Quand est-ce que je dis qu'une forme est belle ? Or, se demander quand est-ce que je dis qu'une forme est belle, c'est précisément le problème esthétique de la Grande Période Classique. Mais que toute la suite de l'esthétique de Kant consiste à nous dire, oui soit, mais en dessous du beau, au-dessus du beau, au-delà du beau, il y a certaines choses qui dépassent la beauté de la forme. Et ces choses qui dépassent la beauté de la forme vont recevoir, le sublime, ensuite l'intérêt du beau, alors que le beau par lui-même est désintéressé, l'intérêt du beau, et enfin le génie comme faculté des idées esthétiques, par différence avec les images esthétiques. C'est tout cet en-dessous du beau, cet au-delà du beau, qui est comme l'annonciation du romantisme. Pour moi, ma question, c'est si récemment à ce niveau-là, il n'y a pas quelque chose, il n'y a pas un nouveau rapport proposé entre l'image et la pensée. Bon rapport qu'il faudrait appeler dans ce cas-là, pré cinématographique, mais que d'une autre manière le cinéma pourrait confirmer. Donc moi, ce que je souhaite de vous, de ceux qui continueront à venir, c'est la lecture de ces deux livres, entre une fois en commençant par matière et mémoire, si vous voulez bien. Mais c'est une catastrophe, mais c'est une véritable catastrophe. Et bien, il faut aller le lire en bibliothèque. Il va peut-être réapparaître quand même. S'il n'est pas question, c'est scandaleux, c'est scandaleux, c'est scandaleux. Et bien, écoutez, vous ne le lirez pas, je vous le raconterai. Alors, pressez-vous en tout cas de vous procurer la critique du jugement parce qu'elle va être épuisée aussi. La critique du jugement, c'est c'est vrai. Il y a une traduction en récente, prenez la traduction récente de Filonenico. Bon, j'ajoute enfin parce que je redoute beaucoup, je redoute par crainte légitime, je précise bien que en aucun cas, je ne pourrais prétendre à vous proposer un cours sur le cinéma, c'est donc d'un bout à l'autre je commence comme ça, ça nous fait donc beaucoup, vous comprenez, cette année je voudrais, c'est beaucoup plus une espèce de parcours donc avec ce centre pensée cinéma tout ça mais je voudrais donc comme j'ai dit bien numéroté et je commence donc par vraiment un grand un qui va nous donner un certain temps à savoir les thèses de Bergson sur le mouvement, les thèses de Bergson sur le mouvement. Voilà, ça c'est mon grand temps, je vous préviendrai quand j'en aurai fini. Et je dis imaginez un philosophe c'est jamais aussi simple que ça, ni aussi difficile, ni aussi simple, parce que une idée philosophique, il me semble, c'est toujours une idée à niveau et en palier. C'est comme une idée qui a ses projections. Je veux dire, elle a plusieurs niveaux d'expression, de manifestation. Elle a une épaisseur, une idée philosophique, un conseil philosophique, c'est toujours une épaisseur, un volume. Vous pouvez le prendre à tel niveau et puis il y a un autre niveau, il y a un autre niveau. Ça ne se contredit pas, mais c'est des niveaux assez différents. Si bien que quand vous exposez une doctrine, vous pouvez toujours donner de la doctrine ou de l'idée une présentation simple, puis une présentation, c'est un peu comme des tomographes, <text:soft-page-break/>puis une présentation en telle distance, tout ça. Il y a même un, il y a un philosophe qui avait très très bien vu ça, c'était l'anime qui lui présentait ses idées d'après l'intelligence supposée de ses correspondants. Alors il avait tout un système, c'était le système, alors Petitain, quand il pensait que quelqu'un était doué, puis il avait un système petit, deux, un système petit, trois, tout ça, et tout ça s'harmonisait, c'était une merveille. Ce que je veux dire, c'est que chez Berksan, il y a aussi des pages extrêmement simples, et puis vous avez des présentations de la même idée à un niveau beaucoup plus complexe, puis un autre nous voit encore. Je dirais qu'il y a en quelque sorte, concernant le mouvement, trois Berksan, et qu'il y en a un que nous connaissons tous, même quand nous ne l'avons pas. Il y en a un qui est devenu tellement le Berksan, le Berksan apparent. Et je commence donc à supposer qu'il y en ait trois sur ce problème du mouvement, trois grandes thèses de Berksan de plus en plus, de plus en plus subtiles, mais simultanées, complètement simultanées, Je commence par la première, ou plutôt par rappeler la première puisque vous la connaissez. La première, elle est très simple, c'est-à-dire qu'on a une idée qui assigne en même temps la démarche de la philosophie, à savoir, le monde dans lequel on vit, c'est un monde de mélange, un monde de mélange. Les choses, elles sont toujours mélangées, tous mélangent. Dans l'expérience, il n'y a que des, comment dirait-on, il n'y a que des mixtes, il y a des mélanges de ceci et de cela. Ce qui nous est donné, c'est ces mélanges. Quelle est la tâche de la philosophie ? C'est très simple, c'est analyse. analyser mais qu'est ce que ça veut dire analyser pour personne il transforme complètement ce que les gens appellent analyser car analyser ça va être chercher le pubre un mix est en donné analyser le mix fait dégager quoi les éléments pures non personne dira très vite mais non ce qui est pur c'est jamais des éléments les parties d'un mélange c'est pas moins mélangé que le mélange lui-même il n'y a pas d'élément ce qui est pur c'est des tendances la seule chose qui puisse être une tendance traversent la chose. Analyser la chose, c'est donc dégager les tendances pures. C'est dégager les tendances pures entre lesquelles elles se partagent, dégager les tendances pures qui la traversent, dégager les tendances pures qui la déposent. Alors, cette analyse très spéciale qui consiste à dégager dans un mix les tendances pures qui sont supposées déposées d'ensemble, c'est ce que Bergson appellera l'intuition. Découvrir les articulations de la chose. Est-ce que je peux dire que la chose se divise en plusieurs tendances pures ? Non, non. Déjà, à ce niveau où vous voulez sentir le pur, il n'y en a jamais qu'un. Ce que je dois faire quand j'analyse quelque chose, c'est diviser la chose en une tendance pure qui l'entraîne, qui entraîne la chose, et quoi ? Une autre tendance pure, on pourrait le dire comme ça, mais en fait, ça ne se passe jamais comme ça. Une chose se décompose en une tendance pure qui l'entraîne, et une impureté qui la compromet, et une impureté qui l'arrête. Ou en plusieurs, ce n'est pas forcément deux. Mais faire une bonne analyse, c'est découvrir une tendance pure et une impureté qui jouent l'un par rapport à l'autre. Bon, ça devient plus intéressant, cette espèce, c'est en sens que l'intuition est une véritable analyse, analyse des mixtes. Or, qu'est-ce que nous libérons ? C'est que, c'est très curieux, mais rien que dans le monde de la perception, c'est tout le temps comme ça, parce que ce qui nous est très important, et c'est catastrophique pour le mouvement, ça, pour la compréhension du mouvement. Pourquoi ? Parce que nous avons toujours tendance, et c'est bien là que surgit le Benson le plus connu, nous avons toujours tendance à confondre le mouvement avec l'espace par couche. et nous essayons de reconstituer le mouvement avec l'espace parcouru et dès qu'on se lance dans une telle opération reconstituer le mouvement en fonction d'un espace parcouru on comprend plus rien au mouvement. Vous voyez c'est tout simple comme idée. Pourquoi le mouvement est irréductible à l'espace parcouru ? C'est bien connu, le mouvement est irréductible à l'espace parcouru puisqu'en lui-même c'est l'acte de parcourir. En d'autres termes lorsque vous reconstituez le mouvement avec l'espace parcouru vous avez déjà considéré le mouvement comme passé c'est à dire comme déjà fait mais le mouvement c'est l'acte de parcourir, c'est le parcourir en acte. C'est-à-dire, le mouvement, c'est ce qui se fait, précisément quand il est déjà fait, il n'y a plus que de l'espace parcouru, mais il n'y a plus de mouvement. En d'autres termes, irréducibilité du mouvement à l'espace parcouru. Pourquoi ? Bertsson dit au niveau de cette première grosse thèse, il dit, c'est évident, l'espace parcouru, il est fondamentalement divisible. Il est essentiellement divisible. Au contraire, le mouvement comme acte de parcourir un espace, lui, il est indivisible. Ce n'est pas de l'espace, c'est de la durée, et c'est une durée indivisible. <text:soft-page-break/>À ce niveau, on en est où ? Au plus simple, l'opposition catégorique entre l'espace divisible et le mouvement duré indivisible. Et en effet, si vous substituez au mouvement duré indivisible, si vous substituez au mouvement indivisible, c'est-à-dire qui parcourt en une fois un espace, si vous y substituez l'espace parcouru qui lui est divisible, vous ne comprendrez plus rien, savoir que le mouvement à la lettre ne sera même plus possible. D'où nous rappellent Berkson constamment les fameux paradoxes de zéro. Zénon a l'origine de la philosophie, lorsque Zénon montre à quel point il est difficile de penser le mouvement, oui, il est difficile de penser le mouvement, il est même impossible de penser le mouvement si on le traduit en termes d'espace parcourus. Achille ne rattrapera jamais la tortune où disait le vieux Zénon, l'antique Zénon, ou bien plus, la flèche n'atteindra jamais sa cible. La flèche n'atteindra jamais la cible, c'est les fameux paradoxes de Zénon, puisque vous pouvez assigner la moitié du parcours de la flèche point de départ à la cible, la moitié du parcours quand la flèche est à cette moitié, il reste encore une moitié, vous pouvez diviser la moitié en deux quand la flèche est à ce point, il reste encore une moitié, etc., etc. de moitié, vous aurez toujours un espace infiniment petit, un espace si petit qu'il soit, entre la flèche et la cible. La flèche n'a aucune raison d'atteindre la cible. Oui, Bibertson, Zénon a évidemment raison, la flèche n'atteindra jamais la cible si le mouvement se confond avec l'espace parcouru, puisque l'espace parcouru est dividible à l'infini. Donc il y aura toujours un espace si petit qu'il soit, entre la flèche et la cible. Même chose, Zénon n'attrapera pas la torche. Voilà, donc à ce premier niveau, je dis juste Bibertson, vous voyez ce qu'il fait, il oppose en effet le mouvement dur et indivisible à l'espace parcouru fondamentalement, essentiellement pour l'espace parcouru. Si c'était que ça, ce serait sûrement très intéressant, mais enfin, on sent bien que ça peut être qu'un point de départ. Et en effet, si j'en reste à cette première thèse de Berchon, je vois immédiatement qu'elle a cette première thèse, elle-même, ce n'est pas une autre thèse, elle a un proposé possible à déjà beaucoup plus curieux. Pourtant, à première vue, ça n'a pas l'air d'avoir changé grand-chose. Berchon nous dit, cette fois non plus, ma première proposition, c'était on ne reconstitue pas le mouvement avec l'espace parcouru. La deuxième présentation de cette première thèse, de cette même thèse, un peu différente, c'est « on ne reconstitue pas le mouvement avec une succession de positions dans l'espace ou d'instants de moments dans le temps ». On ne reconstitue pas le mouvement avec une succession de positions dans l'espace ou avec une succession d'instants de moments dans le temps. En quoi c'est déjà beaucoup plus poussé, cette thèse-là ? Qu'est-ce que ça ajoute à la formulation précédente ? On voit bien que les deux formules sont tout à fait liées. Qu'est-ce qu'il y a de commun ? Position dans l'espace ou instant ? pendant le temps, en eux-mêmes, ce sont des coupes immobiles. Ce sont des coupes immobiles prises opérées sur un trajet. Donc Bergson nous dit, non plus exactement vous ne reconstituez pas le mouvement avec l'espace parcouru, mais vous ne reconstituez pas le mouvement même en multipliant les coupes immobiles prises opérées sur le mouvement. Pourquoi ça m'intéresse plus ? Pourquoi ça me paraît déjà une autre présentation de l'idée ? Tout à l'heure, vous vous rappelez, il s'agissait ça ? d'établir une différence de nature entre l'espace divisible et le mouvement duré indivisible. À ce second niveau il s'agit d'autre chose. Il s'agit de quoi ce second niveau ? C'est très curieux. Car lorsque je prétends reconstituer le mouvement avec une succession d'instants, de coupes immobiles, en fait je fais intervenir deux choses. Les coupes immobiles, d'une part, d'autre part, la succession de ces coupes, de ces positions. En d'autres termes, j'ai de ce côté-là du côté gauche, vous sentez que le côté gauche de l'analyse, c'est toujours le côté impur, c'est l'impureté qui vient de contrarier la tendance pure. Et bien de ce côté gauche, j'ai quoi ? Je n'ai plus un seul terme, l'espace est indivisible, j'ai deux termes. Les coupes immobiles, c'est-à-dire les positions ou instants, et la succession que je leur impose, c'est la forme de succession à laquelle je résoumets. Et cette forme de succession, c'est quoi ? C'est l'idée d'un temps abstrait, homogène, égalisable, uniforme, l'idée d'un temps abstrait, uniforme, égalisable. Ce temps abstrait, il sera le même pour tous les mouvements supposés. J'aurai donc sur chaque mouvement, je prendrai des coupes immobiles, toutes ces coupes immobiles, je les ferai se succéder suivant les lois d'un temps abstrait homogène et je présenterai. d'être en vrai reconstruiter le mouvement comme ça. Bergson nous dit pourquoi ça ne va pas. Pourquoi ça ne va pas et pourquoi là aussi il y a le même contre-sens que tout à l'heure sur le mouvement, c'est que le mouvement il se fait toujours entre deux <text:soft-page-break/>positions. Il se fait toujours dans l'intervalle. Si bien que sur un mouvement vous aurez beau prendre les coupes immobiles les plus rapprochées que vous voudrez, il y aura toujours un intervalle et le mouvement il sera toujours dans l'intervalle. C'est une manière de dire le mouvement il se fait toujours dans le dos. Il se fait dans le dos du penseur, il se fait dans le dos des choses, il se fait dans le dos des gens. Il se fait toujours entre deux coupes. Si bien vous avez multiplié les coupes, c'est pas en multipliant les coupes que vous reconstituez le mouvement. Il continuera à se faire entre deux coupes si rapprochées que soient vos coupes. Donc ce mouvement irréductible, il se fait toujours dans l'intervalle. Il ne se laisse pas confronter, il ne se laisse pas mesurer par un temps homogène abstrait, ça veut dire quoi ? Ça veut dire qu'il y a toutes sortes de mouvements irréductibles. Il y a le pas du cheval et le pas de l'homme et le pas de la tortue. Mais que c'est même pas la peine. de dérouler ces mouvements sur la même ligne d'un temps homogène. Pourquoi ? Ces mouvements sont irréductibles les uns aux autres, c'est même pour ça que Achille dépasse la tortue. Si Achille dépasse la tortue, c'est pour une raison très simple, c'est que ces unités de mouvement à lui, à savoir un bond d'Achille, n'a aucune commune mesure, c'est pas parce qu'il y a une mesure commune, il n'a aucune commune mesure avec le petit pas de la tortue. Et parfois on peut ne pas savoir qui gagnera, un lion poursuit un cheval, il n'y a pas de temps abstrait, il n'y a pas d'espace abstrait. qui permet justement de dire d'abord qu'il y a quelque chose d'imprévisible. Est-ce que le lion va avoir le choual ou pas ? Si le lion a le choual, c'est avec des bons de lions. Et si le choual échappe, c'est avec son galop de cheval. Ce sont deux mouvements qualitativement différents. Ce sont deux durées différentes. L'une peut interrompre l'autre. L'une peut s'emparer de l'autre. Elles ne se composent pas avec des unités communes. Mais c'est avec un bon lion que le lion va bondir sur le choual et non pas avec une quantité abstraite déplaçable dans un temps homogène. Qu'est-ce qu'il est en train de nous dire, Bergson ? concrets. Bien sûr, ils ont leur articulation. Chaque mouvement est articulé comme telle ou telle. En d'autres termes, mais bien sûr, les mouvements sont divisibles. Bien sûr, il y a une divisibilité du mouvement. Par exemple, la course d'Achille se divise en, comment on appelle ça, l'unité de courbe en foulée. La course d'Achille se divise en foulée. Très bien. Le galop du choual, il se divise. Évidemment, il se divise. La fameuse formule 1, 3, 2, 1, 3, 2, 1. Tous les mouvements se divisent. Vous voyez que ça devient déjà beaucoup plus complexe. mais ils ne se divisent pas suivant une unité homogène abstraite. En d'autres termes, chaque mouvement a ses divisions propres, ses sous-divisions propres. Si bien qu'un mouvement est irréductible à un autre mouvement, un pas d'achille est absolument irréductible à un pas de torture. Si bien que lorsque je prends des coups immobiles sur les mouvements, c'est toujours pour les ramener à une homogénéité du temps abstrait uniforme, grâce auquel précisément j'uniformise tous les mouvements, et je ne comprends plus rien au mouvement même, À ce moment-là, Achille ne peut pas rattraper la tortue. La rencontre ? Oui, tout est possible. Pour que la rencontre, pour que Achille et la tortue se rencontrent, il faut que la durée ou le mouvement d'Achille trouve dans ses articulations à lui et que la tortue trouve dans les articulations de son mouvement à elle. C'est quelque chose qui fait que la rencontre se produit au sein de l'un et l'autre des deux mouvements. En d'autres termes, qu'est-ce qu'il nous dit, là ? Voyez que tout à l'heure, c'était le premier exposé de sa thèse. Ça consistait à dire distinction de nature, opposition, si vous voulez, entre espace parcouru et mouvement comme acte de parcouru. Maintenant, deuxième présentation, ça me paraît déjà beaucoup plus intéressant et intrigant. Il distingue, il oppose deux ensembles. Idées de succession comme temps abstrait. Cours immobile plus idées de succession comme temps abstrait. Et de l'autre côté, du côté droit. mouvement qualifié comme tel ou tel mouvement, plus durée concrète qui s'exprime dans ce mouvement. Bon, alors peut-être que vous comprenez pourquoi tout d'un coup la rencontre, la confrontation avec le cinéma se fait. Et pourquoi dans l'évolution théâtrice, personne bute contre cette naissance dans le cinéma ? Car le cinéma arrive avec son ambition, fondée ou non fondée, d'apporter non seulement une nouvelle perception mais une nouvelle compréhension, une nouvelle révélation, une nouvelle manifestation du mouvement et à première vue, à première vue, Bergson a une réaction présocétique. Sa réaction consiste à dire, vous voyez, le cinéma, il ne fait que pousser à l'extrême, l'illusion de la fausse reconstitution du mouvement. En effet, avec quoi procède le cinéma ? Il fait manifestement partie de la mauvaise moitié, en apparence. Il procède en <text:soft-page-break/>prenant des coupes instantanées sur le mouvement, coupes instantanées, et en les soumettant à une forme de succession d'un temps uniforme et abstrait. Il est la somme-mère, est-ce que c'est somme-mère ? Est-ce que là, il n'a pas, il n'est pas en train de comprendre sur le cinéma en 1907 quelque chose que la plupart des gens, à commencer même par certains de ses disciples, plus avancés que lui quant au cinéma, pourtant. Par exemple, Elifor, je pense, n'avait pas encore compris. Non, non, c'est compliqué ça, parce que les conditions du cinéma, au moment de Bergson, vous les connaissez bien, c'est quoi ? En très gros, c'est prise de vue immobile, l'identité de l'appareil de prise de vue et de la projection, et enfin quelque chose qui semble tout à fait donner un raison à personne et qui n'a pas cessé. Un grand principe sans quoi le cinéma n'aurait jamais existé, mais enfin un grand principe technique, tu vois. Quelque chose qui assure l'équidistance des images. Il n'y aurait pas de projection s'il n'y avait pas équidistance des images, il n'y aurait pas de projection cinématographique. Et tout le monde sait qu'un des points techniquement fondamentaux dans l'invention du cinéma, de la machine cinéma, ça a été assurer l'équidistance des images. Grâce à quoi ? Grâce à la perforation de la bande-film. Si vous ne voulez pas l'équidistance, vous n'aurez pas de cinéma. On verra pourquoi je laisse cette question, quitte à essayer de le montrer tout à l'heure. Berkson est très au courant de ça, et de l'appareil des frères Lumière. Et déjà, assurer l'équidistance des images par la perforation de la bande, c'est la découverte de qui ? C'est la découverte juste avant Lumière, c'est la découverte d'Edison. Il fait que Edison a eu tant de prétentions justifiées sur l'invention même du cinéma. Donc, ça a été un acte technique, même si on peut le considérer à d'autres égards comme secondaire. Cet équidistance des images instantanées, ça a été un acte technique qui est vraiment, qui conditionne le cinéma. Or, ça semble complètement donner raison à Bertrand. Quelle est la formule du cinéma en 1907 ? Succession d'instantanées. La succession étant assurée par la forme d'un temps uniforme, deux images étant équidistantes. Les images étant équidistantes. L'équidistance des images garantit l'uniformité du temps. Dans cette critique du cinéma de Bergson, elle a l'air très raire. Moi, en soi, dans la toule cinéma opère dans l'ensemble, coupes immobiles plus temps abstraites, et donc laisse échapper le mouvement, à savoir le mouvement réel dans son rapport avec l'édulerie concrète. Est-ce qu'on peut dire qu'à ce moment-là, que dès lors, est-ce qu'on peut nous référer à l'état du cinéma après, pour dire, ah ben oui, mais Bergson, c'était le début du cinéma. Il s'est passé tant de choses, à savoir, par exemple, est-ce qu'on peut invoquer le fait que la caméra soit devenue mobile. Pour dire, ben non, là le cinéma a récupéré le vrai mouvement, c'est-à-dire, ça changerait pas. Ce qui est resté, ça changerait pas. Ce qui est resté, le fait de base du cinéma à savoir, que le mouvement soit reproduit à partir d'instantané et qu'il y ait une succession d'instantané impliquant l'équidistance des images correspondantes. On voit mal comment ça n'existerait pas, parce que sinon, il n'y aurait plus de cinéma. Il y aurait d'autres choses, mais ce ne serait pas du cinéma. Si bien que notre problème ne serait pas, et ne pourrait pas consister à invoquer une évolution. du cinéma après 1907. Je crois que ce que nous avons invoqué c'est tout à fait autre chose, c'est un problème que j'appellerai le premier problème relatif au cinéma à savoir le problème de la perception. Bon le cinéma me donne du mouvement à percevoir, je perçois du mouvement. Qu'est ce que veut dire Bergson lorsqu'il dénonce d'une illusion liée au cinéma ? Qu'est ce qu'il veut ? Qu'est ce qu'il est en train de chercher ? Après tout, peut-être que si on pose cette question, on s'apercevra que la critique du cinéma chez Bergson est peut-être beaucoup plus apparente qu'il y aurait ailleurs. Cette critique très dur à savoir, le cinéma procède par coupe immobile, par instantané, par coupe immobile, et se contente de les soumettre à une forme de la succession abstraite, à une forme du temps abstrait. Bon, je dis c'est bien entendu que, mais qu'est-ce que ça veut dire ? C'est entendu que les moyens, le cinéma reproduit le mouvement, d'accord, il reproduit. Le mouvement reproduit, c'est précisément le mouvement perçu au cinéma. La perception du mouvement, c'est une synthèse du mouvement. C'est la même chose, dire synthèse du mouvement, perception du mouvement ou reproduction du mouvement. Si Bergson veut nous dire que le mouvement au cinéma est reproduit par des moyens artificiels, c'est évident. Il n'y a plus, je dirais une chose simple, quelle reproduction de mouvement n'est pas artificielle. C'est compris dans l'idée même de reproduire. Reproduire un mouvement implique évidemment que le mouvement n'est pas reproduit par les mêmes moyens par lesquels il se produit. C'est même le sens <text:soft-page-break/>du préfixe re. C'est donc nécessairement par des moyens artificiels que quelque chose, que ce soit mouvement autre chose que quelque chose qui est reproduit. Donc que le mouvement au cinéma soit reproduit par des moyens... Est-ce que ça veut dire que le mouvement que je perçois, que le mouvement reproduit soit lui-même artificiel ou illusoire ? Comprenez ma question, les moyens de reproduction sont artificiels, est-ce que ça veut dire est-ce que je peux conclure du caractère artificiel des moyens de reproduction au caractère illusoire du reproduit ? D'après la méthode même, qu'est-ce qu'il devrait nous dire un fantôme de Bertrand ? Il vient de nous dire la perception naturelle, finalement, ce que nous saisissons dans l'expérience. Notre perception naturelle, c'est toujours une perception de mélange. On ne perçoit que des mixtes, on ne perçoit que de l'impure. Dans les conditions naturelles, on ne perçoit que de l'impure, des mixtes d'espace et de temps, des mixtes d'immobile et de mouvement, etc. On perçoit des mélanges. Très bien, très bien, on perçoit des mélanges. J'apprécie énormément. La perception cinématographique, c'est bien connu, on aura à revenir là-dessus, mais c'est un principe de base qu'il faut établir tout de suite. Il faut rappeler tout de suite la perception cinématographique, ce n'est pas la perception naturelle. Le mouvement n'est pas perçu au cinéma, le mouvement d'un oiseau au cinéma n'est pas du tout perçu. Je parle en termes de perception, n'est pas du tout perçu comme le mouvement d'un oiseau dans les conditions naturelles de la perception. Ce n'est pas la même perception. Le cinéma a inventé une perception. Cette perception, encore une fois, elle est définissable, il faudra la définir, comment est-ce qu'elle procède par différence avec la perception dans les conditions naturelles. Dès lors, qu'est-ce qui m'empêche de dire ? Que précisez-vous ? Le cinéma nous propose, ou prétend nous proposer, une perception que les conditions naturelles de l'exercice de la perception ne pouvaient pas nous donner, à savoir la perception d'un mouvement pur, par opposition à la perception du mixte. Si bien que si les conditions de la reproduction du mouvement au cinéma sont des conditions artificielles, ça ne signifie pas du tout que le reproduit lui soit artificiel, ça signifie que le cinéma invente les conditions artificielles qui vont rendre possible une perception du mouvement pur, étant dit que une perception du mouvement pur, c'est ce que les conditions naturelles ne peuvent pas donner parce qu'elle condamne notre périple. d'une perception naturelle, à la saisie des mixtes. Si bien que ce serait ça, que tout l'artifice du cinéma servirait à cette perception et à l'érection de cette perception du mouvement pure, ou d'un mouvement qui tend vers le pur, vers son état pure. Pourquoi est-ce que... Et en effet, qu'est-ce qui nous fait dire ça ? C'est que, à s'en finir à la description d'Herschoglienne des conditions de la reproduction du mouvement au cinéma, on a l'impression qu'il y a d'une part les coupes immobiles, et d'autre part le mouvement qui entraîne ces coupes, le mouvement uniforme abstrait, ce temps abstrait, homogène. Et c'est vrai du point de vue de la projection, mais c'est pas vrai du point de vue de la perception. Le fait de la perception cinématographique, c'est quoi ? C'est que le mouvement ne s'ajoute pas à l'image, le mouvement ne s'additionne pas à l'image, il n'y a pas l'image et puis le mouvement. Dans les conditions artificielles que Bergson a bien déterminées, ce qui est présenté par le cinéma, ce n'est pas une image à laquelle du mouvement s'ajouterait, c'est une image mouvement, avec un petit traîneau, avec un petit traîneau. C'est une image mouvement. Bien sûr, c'est du mouvement reproduit, c'est-à-dire, mouvement reproduit, j'ai essayé de dire ce que ça voulait dire, ça veut dire perception de mouvement ou synthèse de mouvement. C'est une synthèse de mouvement. Seulement, voilà, quand je dis le mouvement ne s'ajoute pas à l'image, je veux dire la synthèse n'est pas une synthèse intellectuelle, c'est une synthèse perceptive immédiate, qui saisit l'image comme un mouvement, qui saisit en un l'image et le mouvement, c'est-à-dire, je perçois une image mouvement. Avoir inventé l'image mouvement C'est ça l'axe de création du cinéma. Oui, Bergson a raison, parce que cela implique des conditions artificielles. Pourquoi, on verra, on n'a pas du tout dit encore pourquoi ça impliquait telles conditions artificielles. À savoir, ça implique tout ce système de coupes immobiles instantanées pris sur le mouvement et leurs projections suivant en effet un temps abstrait. Mais ça, ça ne dépasse pas les conditions artificielles. Mais ces conditions artificielles, elles conditionnent quoi ? Elles conditionnent pas une illusion ou un artifice. Encore une fois, je ne peux pas conclure de l'artificialité de la condition à l'artificialité ou à l'illusion du conditionné. Ce que ces conditions artificielles du cinéma rendent possible, c'est une perception pure du mouvement que la perception <text:soft-page-break/>naturelle dont la perception naturelle était absolument incapable. Cette perception pure du mouvement, nous l'exprimons dans le concept d'image mouvement. Or, merveille, est-ce que c'est contre personne là que je me bats comme ça ? Pas du tout, pas du tout, car matière et mémoire, j'avais déjà dit. Car matière et mémoire, et c'était l'objet du premier chapitre de matière et mémoire, ou Bergson, dont il ne pouvait pas à ce moment-là invoquer le cinéma, nous disait à peu près ceci dans le premier chapitre, il faut d'une manière ou d'une autre arriver jusqu'à l'intuition suivante, l'identité de l'image. de l'image, de la matière et du mouvement, et il dit, et pour ça, pour arriver à l'identité de l'image, de la matière et du mouvement, il disait, il faut, c'est très curieux, il faut se débarrasser de tout savoir, il faut essayer de retrouver une attitude qui n'était pas l'attitude naïve, il disait, c'est pas l'attitude naïve, c'est pas non plus une attitude savante, il savait pas bien comment qualifier, vous verrez en lisant ça dès que ça est imprimé, il savait pas très bien comment qualifier cette attitude très spéciale, où l'on allait pouvoir saisir cette identité bizarre de l'image du mouvement et de la matière. Et là, on a avancé un peu, vous voyez, ce serait le premier problème que nous poserait vraiment le cinéma, savoir qu'est-ce que c'est que cette perception du mouvement, que l'on pourrait, à la limite qualifiée de pure, par opposition à la perception non pure, à la perception mixte du mouvement dans les conditions naturelles. Bon, voilà la première thèse de Berkson. Si je la résume, cette première thèse sur le mouvement, elle consiste à nous dire attention, ne confondez pas le mouvement ni avec l'espace parcouru, ni avec une succession de coupes immobiles prises sur lui, car le mouvement est tout à fait autre chose, il a ses articulations naturelles, naturelles sont ceux par quoi un mouvement n'est pas un autre mouvement et ne se réduisent, et les mouvements ne se réduisent à aucune mesure commune. Ce qui donc ce vrai mouvement ou ce mouvement pur ou ces mouvements purs, notre question c'était est-ce que c'est pas ça que nous livra la perception du cinéma. Bon, deuxième thèse de M. Sondius. Cette deuxième thèse alors elle va faire, elle va nous faire faire, j'espère, un progrès très considérable. Écoutez-moi, vous n'êtes pas fatigué encore parce que là il faut que vous fassiez, je voudrais très très attention parce que c'est, il me semble une très grande idée de faire. il revient un peu en arrière et nous dit bon d'accord il ya toutes ces tentatives car l'humanité pensante, la pensée n'a jamais cessé de faire ça, vouloir reconstituer le mouvement avec de l'immobilier, avec des positions, avec des instants, avec des moments etc. Seulement il dit voilà il y a eu dans l'histoire de la pensée, il y a eu deux manières très différentes, elles ont en commun toujours de cette mauvaise chose, remarquez là que cette chose impure prétendre reconstituer le mouvement à partir de ce qui n'est pas mouvement, c'est à dire à partir de position dans l'espace de ma pensée. dans le temps. Finalement, à partir de comps immobiles. De tout temps, on l'a toujours fait. Eberson, ça, ça fait partie de l'orgueil des philosophes, mais Eberson t'est estimé à juste titre qu'il est le premier à tenter la constitution d'une pensée du mouvement pure. Non. Seulement, il dit, cette chose qu'on a tenté, reconstituer le mouvement avec des positions, avec des coupes, avec des moments. Dans l'histoire de la pensée, on a procédé pour ça de deux manières très différentes. Donc, tout de suite, notre question avant qu'il commence, et ces deux manières, est-ce qu'elles sont également mauvaises? Ou est-ce qu'il y en a une moins mauvaise que l'autre? Qu'est-ce que ça, ces deux manières? avant tout. Là, je crois que personne n'écrit des textes d'une clarté, d'une rigueur qui sont immenses. Donc il faut que vous soyez patient, que vous m'écoutiez bien. L'idée, ben oui, il y a par exemple une très grande différence entre la science antique et la science moderne. Et il y a aussi une très grande différence entre la philosophie antique et la philosophie moderne. Et qu'est-ce que c'est ? Et généralement on nous dit, ah oui, la science moderne, elle est beaucoup plus quantitative, tandis que la science antique, c'était encore une science qualitative. Personne dit, c'est pas faux, mais enfin, c'est pas ça, ça va pas, ça, c'est pas bien, c'est une idée pas au point, ça. Et lui, enfin, c'est pas faux. a signé une sorte de différence très intéressante. Il dit, et ben voilà, justement à propos du mouvement. Il dit, comment les physiciens antiques, par exemple les Grecs, mais encore au Moyen-Âge, tout ça, ça va se jouer au Moyen-Âge, la naissance de la science moderne. Mais dans l'Antiquité, comment est-ce que les physiciens, ou les philosophes, ou n'importe qui traitent le mouvement, vous rappelez, pour que vous suiviez bien, il faut vous rappeler la donnée de base. De toute manière, les uns comme les autres recomposent, ou prétendent réconciter le mouvement avec des instants ou des positions. <text:soft-page-break/>Seulement voilà les anciens, ou prétendent réconciter le mouvement avec des instants ou des positions. de reconstituer le mouvement avec des instants privilégiés, avec des instants privilégiés, avec des moments privilégiés, avec des positions privilégiées. Comme il y a un mot grec commode, vous allez voir pourquoi j'ai besoin du mot grec pour indiquer ces instants privilégiés. Les Grecs, ils ont enfin le mot précisément position, thèse, thèse, thésis, la position, le positionnement, la thésis, c'est le temps fort, la thésis c'est le temps fort par opposition au temps faible. En d'autres termes, il prétend reconstituer le mouvement avec quoi il y a le mot français qui correspond exactement au gre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muel Szoniecky</meta:initial-creator>
    <meta:creation-date>2024-09-21T07:05:16.606618184</meta:creation-date>
    <dc:date>2024-09-21T07:07:04.996537289</dc:date>
    <dc:creator>Samuel Szoniecky</dc:creator>
    <meta:editing-duration>PT1M48S</meta:editing-duration>
    <meta:editing-cycles>1</meta:editing-cycles>
    <meta:document-statistic meta:table-count="0" meta:image-count="0" meta:object-count="0" meta:page-count="9" meta:paragraph-count="1" meta:word-count="6958" meta:character-count="41686" meta:non-whitespace-character-count="34729"/>
    <meta:generator>LibreOffice/7.6.2.1$MacOSX_AARCH64 LibreOffice_project/56f7684011345957bbf33a7ee678afaf4d2ba333</meta:generator>
  </office:meta>
</office:document-meta>
</file>